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2.1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1"/>
          <loext:transformation loext:type="lumoff" loext:value="3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6001"/>
          <loext:transformation loext:type="lumoff" loext:value="3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99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 style:data-style-name="N99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 style:data-style-name="N99"/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1" style:family="table-cell" style:parent-style-name="Default" style:data-style-name="N99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8"/>
        </loext:background-complex-color>
      </style:table-cell-properties>
      <style:paragraph-properties fo:text-align="center" css3t:text-justify="auto" fo:margin-left="0in" style:writing-mode="page"/>
      <style:map style:condition="cell-content()&lt;4" style:apply-style-name="ConditionalStyle_5f_1" style:base-cell-address="Sheet1.Q3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16366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Prenume Nume</text:p>
          </table:table-cell>
          <table:table-cell table:style-name="ce5" office:value-type="string" calcext:value-type="string">
            <text:p>săpt. 1</text:p>
          </table:table-cell>
          <table:table-cell table:style-name="ce5" office:value-type="string" calcext:value-type="string">
            <text:p>săpt. 2</text:p>
          </table:table-cell>
          <table:table-cell table:style-name="ce5" office:value-type="string" calcext:value-type="string">
            <text:p>săpt. 3</text:p>
          </table:table-cell>
          <table:table-cell table:style-name="ce5" office:value-type="string" calcext:value-type="string">
            <text:p>săpt. 4</text:p>
          </table:table-cell>
          <table:table-cell table:style-name="ce5" office:value-type="string" calcext:value-type="string">
            <text:p>săpt. 5</text:p>
          </table:table-cell>
          <table:table-cell table:style-name="ce5" office:value-type="string" calcext:value-type="string">
            <text:p>săpt. 6</text:p>
          </table:table-cell>
          <table:table-cell table:style-name="ce5" office:value-type="string" calcext:value-type="string">
            <text:p>săpt. 7</text:p>
          </table:table-cell>
          <table:table-cell table:style-name="ce5" office:value-type="string" calcext:value-type="string">
            <text:p>săpt. 8</text:p>
          </table:table-cell>
          <table:table-cell table:style-name="ce5" office:value-type="string" calcext:value-type="string">
            <text:p>săpt. 9</text:p>
          </table:table-cell>
          <table:table-cell table:style-name="ce5" office:value-type="string" calcext:value-type="string">
            <text:p>săpt. 10</text:p>
          </table:table-cell>
          <table:table-cell table:style-name="ce5" office:value-type="string" calcext:value-type="string">
            <text:p>săpt. 11</text:p>
          </table:table-cell>
          <table:table-cell table:style-name="ce5" office:value-type="string" calcext:value-type="string">
            <text:p>săpt. 12</text:p>
          </table:table-cell>
          <table:table-cell table:style-name="ce5" office:value-type="string" calcext:value-type="string">
            <text:p>săpt. 13</text:p>
          </table:table-cell>
          <table:table-cell table:style-name="ce5" office:value-type="string" calcext:value-type="string">
            <text:p>săpt. 14</text:p>
          </table:table-cell>
          <table:table-cell table:style-name="ce1" office:value-type="string" calcext:value-type="string">
            <text:p>Prezențe</text:p>
          </table:table-cell>
          <table:table-cell table:style-name="ce5" office:value-type="string" calcext:value-type="string">
            <text:p>Proiect</text:p>
          </table:table-cell>
          <table:table-cell table:style-name="ce5" office:value-type="string" calcext:value-type="string">
            <text:p>Nota</text:p>
          </table:table-cell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Adina Pop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3"/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3"/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3" table:number-columns-repeated="6"/>
          <table:table-cell table:style-name="ce14"/>
          <table:table-cell table:style-name="ce17" table:formula="of:=[.C3]+[.D3]+[.E3]+[.F3]+[.G3]+[.H3]+[.I3]+[.J3]+[.K3]+[.L3]+[.M3]+[.N3]+[.O3]+[.P3]" office:value-type="float" office:value="5" calcext:value-type="float">
            <text:p>5</text:p>
          </table:table-cell>
          <table:table-cell table:style-name="ce18"/>
          <table:table-cell table:style-name="ce22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Alexandra Iovan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4]+[.D4]+[.E4]+[.F4]+[.G4]+[.H4]+[.I4]+[.J4]+[.K4]+[.L4]+[.M4]+[.N4]+[.O4]+[.P4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Alexandru Lupse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5]+[.D5]+[.E5]+[.F5]+[.G5]+[.H5]+[.I5]+[.J5]+[.K5]+[.L5]+[.M5]+[.N5]+[.O5]+[.P5]" office:value-type="float" office:value="6" calcext:value-type="float">
            <text:p>6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Andreea Farcas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6]+[.D6]+[.E6]+[.F6]+[.G6]+[.H6]+[.I6]+[.J6]+[.K6]+[.L6]+[.M6]+[.N6]+[.O6]+[.P6]" office:value-type="float" office:value="6" calcext:value-type="float">
            <text:p>6</text:p>
          </table:table-cell>
          <table:table-cell table:style-name="ce20"/>
          <table:table-cell table:style-name="ce24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Andrei Negrut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7]+[.D7]+[.E7]+[.F7]+[.G7]+[.H7]+[.I7]+[.J7]+[.K7]+[.L7]+[.M7]+[.N7]+[.O7]+[.P7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Andrei Tig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8]+[.D8]+[.E8]+[.F8]+[.G8]+[.H8]+[.I8]+[.J8]+[.K8]+[.L8]+[.M8]+[.N8]+[.O8]+[.P8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Aniko Vieriu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9]+[.D9]+[.E9]+[.F9]+[.G9]+[.H9]+[.I9]+[.J9]+[.K9]+[.L9]+[.M9]+[.N9]+[.O9]+[.P9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Beniamin Vutan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8"/>
          <table:table-cell table:style-name="ce15"/>
          <table:table-cell table:style-name="ce17" table:formula="of:=[.C10]+[.D10]+[.E10]+[.F10]+[.G10]+[.H10]+[.I10]+[.J10]+[.K10]+[.L10]+[.M10]+[.N10]+[.O10]+[.P10]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Bianca Abrudan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1]+[.D11]+[.E11]+[.F11]+[.G11]+[.H11]+[.I11]+[.J11]+[.K11]+[.L11]+[.M11]+[.N11]+[.O11]+[.P11]" office:value-type="float" office:value="8" calcext:value-type="float">
            <text:p>8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Bianca Nicorici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2]+[.D12]+[.E12]+[.F12]+[.G12]+[.H12]+[.I12]+[.J12]+[.K12]+[.L12]+[.M12]+[.N12]+[.O12]+[.P12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Catalin Lazar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13]+[.D13]+[.E13]+[.F13]+[.G13]+[.H13]+[.I13]+[.J13]+[.K13]+[.L13]+[.M13]+[.N13]+[.O13]+[.P13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Cosmin Chira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14]+[.D14]+[.E14]+[.F14]+[.G14]+[.H14]+[.I14]+[.J14]+[.K14]+[.L14]+[.M14]+[.N14]+[.O14]+[.P14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Cristina Nemcea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9"/>
          <table:table-cell table:style-name="ce15"/>
          <table:table-cell table:style-name="ce17" table:formula="of:=[.C15]+[.D15]+[.E15]+[.F15]+[.G15]+[.H15]+[.I15]+[.J15]+[.K15]+[.L15]+[.M15]+[.N15]+[.O15]+[.P15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Daniel Oistric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6]+[.D16]+[.E16]+[.F16]+[.G16]+[.H16]+[.I16]+[.J16]+[.K16]+[.L16]+[.M16]+[.N16]+[.O16]+[.P16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Danut Jurjut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17]+[.D17]+[.E17]+[.F17]+[.G17]+[.H17]+[.I17]+[.J17]+[.K17]+[.L17]+[.M17]+[.N17]+[.O17]+[.P17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Daria Petr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8]+[.D18]+[.E18]+[.F18]+[.G18]+[.H18]+[.I18]+[.J18]+[.K18]+[.L18]+[.M18]+[.N18]+[.O18]+[.P18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David Florea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9]+[.D19]+[.E19]+[.F19]+[.G19]+[.H19]+[.I19]+[.J19]+[.K19]+[.L19]+[.M19]+[.N19]+[.O19]+[.P19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David Klein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20]+[.D20]+[.E20]+[.F20]+[.G20]+[.H20]+[.I20]+[.J20]+[.K20]+[.L20]+[.M20]+[.N20]+[.O20]+[.P20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David Nadis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1]+[.D21]+[.E21]+[.F21]+[.G21]+[.H21]+[.I21]+[.J21]+[.K21]+[.L21]+[.M21]+[.N21]+[.O21]+[.P21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Diana Lazea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22]+[.D22]+[.E22]+[.F22]+[.G22]+[.H22]+[.I22]+[.J22]+[.K22]+[.L22]+[.M22]+[.N22]+[.O22]+[.P22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Emanuel Socaciu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3]+[.D23]+[.E23]+[.F23]+[.G23]+[.H23]+[.I23]+[.J23]+[.K23]+[.L23]+[.M23]+[.N23]+[.O23]+[.P23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Erik Lazin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4]+[.D24]+[.E24]+[.F24]+[.G24]+[.H24]+[.I24]+[.J24]+[.K24]+[.L24]+[.M24]+[.N24]+[.O24]+[.P24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Gabriel Talmazan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25]+[.D25]+[.E25]+[.F25]+[.G25]+[.H25]+[.I25]+[.J25]+[.K25]+[.L25]+[.M25]+[.N25]+[.O25]+[.P25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Gabriela Maghear</text:p>
          </table:table-cell>
          <table:table-cell table:style-name="ce7"/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6]+[.D26]+[.E26]+[.F26]+[.G26]+[.H26]+[.I26]+[.J26]+[.K26]+[.L26]+[.M26]+[.N26]+[.O26]+[.P26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Georgiana Galea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7]+[.D27]+[.E27]+[.F27]+[.G27]+[.H27]+[.I27]+[.J27]+[.K27]+[.L27]+[.M27]+[.N27]+[.O27]+[.P27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Karoli Forrai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8]+[.D28]+[.E28]+[.F28]+[.G28]+[.H28]+[.I28]+[.J28]+[.K28]+[.L28]+[.M28]+[.N28]+[.O28]+[.P28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Luca Bulea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9]+[.D29]+[.E29]+[.F29]+[.G29]+[.H29]+[.I29]+[.J29]+[.K29]+[.L29]+[.M29]+[.N29]+[.O29]+[.P29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Luminita Hava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9"/>
          <table:table-cell table:style-name="ce15"/>
          <table:table-cell table:style-name="ce17" table:formula="of:=[.C30]+[.D30]+[.E30]+[.F30]+[.G30]+[.H30]+[.I30]+[.J30]+[.K30]+[.L30]+[.M30]+[.N30]+[.O30]+[.P30]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Madalin Blaj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31]+[.D31]+[.E31]+[.F31]+[.G31]+[.H31]+[.I31]+[.J31]+[.K31]+[.L31]+[.M31]+[.N31]+[.O31]+[.P31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Nicolae Goi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4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32]+[.D32]+[.E32]+[.F32]+[.G32]+[.H32]+[.I32]+[.J32]+[.K32]+[.L32]+[.M32]+[.N32]+[.O32]+[.P32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Noelia Sfrangeu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33]+[.D33]+[.E33]+[.F33]+[.G33]+[.H33]+[.I33]+[.J33]+[.K33]+[.L33]+[.M33]+[.N33]+[.O33]+[.P33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Nuria Girz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34]+[.D34]+[.E34]+[.F34]+[.G34]+[.H34]+[.I34]+[.J34]+[.K34]+[.L34]+[.M34]+[.N34]+[.O34]+[.P34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Patrick Tocut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35]+[.D35]+[.E35]+[.F35]+[.G35]+[.H35]+[.I35]+[.J35]+[.K35]+[.L35]+[.M35]+[.N35]+[.O35]+[.P35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Raluca Veres</text:p>
          </table:table-cell>
          <table:table-cell table:style-name="ce7"/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36]+[.D36]+[.E36]+[.F36]+[.G36]+[.H36]+[.I36]+[.J36]+[.K36]+[.L36]+[.M36]+[.N36]+[.O36]+[.P36]" office:value-type="float" office:value="6" calcext:value-type="float">
            <text:p>6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Razvan Ardeli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37]+[.D37]+[.E37]+[.F37]+[.G37]+[.H37]+[.I37]+[.J37]+[.K37]+[.L37]+[.M37]+[.N37]+[.O37]+[.P37]" office:value-type="float" office:value="8" calcext:value-type="float">
            <text:p>8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Renata Halasz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38]+[.D38]+[.E38]+[.F38]+[.G38]+[.H38]+[.I38]+[.J38]+[.K38]+[.L38]+[.M38]+[.N38]+[.O38]+[.P38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Roberto Lazar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39]+[.D39]+[.E39]+[.F39]+[.G39]+[.H39]+[.I39]+[.J39]+[.K39]+[.L39]+[.M39]+[.N39]+[.O39]+[.P39]" office:value-type="float" office:value="3" calcext:value-type="float">
            <text:p>3</text:p>
          </table:table-cell>
          <table:table-cell table:style-name="ce20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Roland Roman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0]+[.D40]+[.E40]+[.F40]+[.G40]+[.H40]+[.I40]+[.J40]+[.K40]+[.L40]+[.M40]+[.N40]+[.O40]+[.P40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Sebastian Pop</text:p>
          </table:table-cell>
          <table:table-cell table:style-name="ce7"/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1]+[.D41]+[.E41]+[.F41]+[.G41]+[.H41]+[.I41]+[.J41]+[.K41]+[.L41]+[.M41]+[.N41]+[.O41]+[.P41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Stefan Tulvan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2]+[.D42]+[.E42]+[.F42]+[.G42]+[.H42]+[.I42]+[.J42]+[.K42]+[.L42]+[.M42]+[.N42]+[.O42]+[.P42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Vanesa Crepc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3]+[.D43]+[.E43]+[.F43]+[.G43]+[.H43]+[.I43]+[.J43]+[.K43]+[.L43]+[.M43]+[.N43]+[.O43]+[.P43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Victor Balaj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4]+[.D44]+[.E44]+[.F44]+[.G44]+[.H44]+[.I44]+[.J44]+[.K44]+[.L44]+[.M44]+[.N44]+[.O44]+[.P44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Victor Pitirici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45]+[.D45]+[.E45]+[.F45]+[.G45]+[.H45]+[.I45]+[.J45]+[.K45]+[.L45]+[.M45]+[.N45]+[.O45]+[.P45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2" office:value-type="string" calcext:value-type="string">
            <text:p>Vlad Chis</text:p>
          </table:table-cell>
          <table:table-cell table:style-name="ce7"/>
          <table:table-cell table:style-name="ce9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6]+[.D46]+[.E46]+[.F46]+[.G46]+[.H46]+[.I46]+[.J46]+[.K46]+[.L46]+[.M46]+[.N46]+[.O46]+[.P46]" office:value-type="float" office:value="6" calcext:value-type="float">
            <text:p>6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4" office:value-type="string" calcext:value-type="string">
            <text:p>Vlad Varkonyi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7]+[.D47]+[.E47]+[.F47]+[.G47]+[.H47]+[.I47]+[.J47]+[.K47]+[.L47]+[.M47]+[.N47]+[.O47]+[.P47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4" office:value-type="string" calcext:value-type="string">
            <text:p>Vlad Brata</text:p>
          </table:table-cell>
          <table:table-cell table:style-name="ce7"/>
          <table:table-cell table:number-columns-repeated="5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8]+[.D48]+[.E48]+[.F48]+[.G48]+[.H48]+[.I48]+[.J48]+[.K48]+[.L48]+[.M48]+[.N48]+[.O48]+[.P48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4" office:value-type="string" calcext:value-type="string">
            <text:p>Octavian Cristea</text:p>
          </table:table-cell>
          <table:table-cell table:style-name="ce7"/>
          <table:table-cell table:number-columns-repeated="6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9]+[.D49]+[.E49]+[.F49]+[.G49]+[.H49]+[.I49]+[.J49]+[.K49]+[.L49]+[.M49]+[.N49]+[.O49]+[.P49]" office:value-type="float" office:value="1" calcext:value-type="float">
            <text:p>1</text:p>
          </table:table-cell>
          <table:table-cell table:style-name="ce20"/>
          <table:table-cell table:style-name="ce23"/>
          <table:table-cell table:number-columns-repeated="16365"/>
        </table:table-row>
        <table:table-row table:style-name="ro1">
          <table:table-cell/>
          <table:table-cell table:style-name="ce4" office:value-type="string" calcext:value-type="string">
            <text:p>Raul Holo</text:p>
          </table:table-cell>
          <table:table-cell table:style-name="ce10"/>
          <table:table-cell table:style-name="ce12" table:number-columns-repeated="6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12" table:number-columns-repeated="5"/>
          <table:table-cell table:style-name="ce16"/>
          <table:table-cell table:style-name="ce17" table:formula="of:=[.C50]+[.D50]+[.E50]+[.F50]+[.G50]+[.H50]+[.I50]+[.J50]+[.K50]+[.L50]+[.M50]+[.N50]+[.O50]+[.P50]" office:value-type="float" office:value="1" calcext:value-type="float">
            <text:p>1</text:p>
          </table:table-cell>
          <table:table-cell table:style-name="ce21"/>
          <table:table-cell table:style-name="ce25"/>
          <table:table-cell table:number-columns-repeated="16365"/>
        </table:table-row>
        <table:table-row table:style-name="ro1">
          <table:table-cell/>
          <table:table-cell table:style-name="ce4" office:value-type="string" calcext:value-type="string">
            <text:p>Anastasia Poleakova </text:p>
          </table:table-cell>
          <table:table-cell table:number-columns-repeated="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7" table:formula="of:=[.C51]+[.D51]+[.E51]+[.F51]+[.G51]+[.H51]+[.I51]+[.J51]+[.K51]+[.L51]+[.M51]+[.N51]+[.O51]+[.P51]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Loris Cioban</text:p>
          </table:table-cell>
          <table:table-cell table:number-columns-repeated="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7" table:formula="of:=[.C52]+[.D52]+[.E52]+[.F52]+[.G52]+[.H52]+[.I52]+[.J52]+[.K52]+[.L52]+[.M52]+[.N52]+[.O52]+[.P52]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David Pit</text:p>
          </table:table-cell>
          <table:table-cell table:number-columns-repeated="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7" table:formula="of:=[.C53]+[.D53]+[.E53]+[.F53]+[.G53]+[.H53]+[.I53]+[.J53]+[.K53]+[.L53]+[.M53]+[.N53]+[.O53]+[.P53]" office:value-type="float" office:value="1" calcext:value-type="float">
            <text:p>1</text:p>
          </table:table-cell>
          <table:table-cell table:number-columns-repeated="16367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Q3:Sheet1.Q53">
            <calcext:condition calcext:apply-style-name="ConditionalStyle_1" calcext:value="&lt;4" calcext:base-cell-address="Sheet1.Q3"/>
          </calcext:conditional-format>
        </calcext:conditional-formats>
      </table:table>
      <table:named-expressions/>
      <table:database-ranges>
        <table:database-range table:name="__Anonymous_Sheet_DB__0" table:target-range-address="Sheet1.A3:Sheet1.XFD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7c8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8:07:43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mus-Nicolae Pelle</meta:initial-creator>
    <meta:creation-date>2015-06-05T18:17:20</meta:creation-date>
    <dc:date>2024-04-18T19:32:34.541000000</dc:date>
    <meta:generator>LibreOffice/7.6.4.1$Windows_X86_64 LibreOffice_project/e19e193f88cd6c0525a17fb7a176ed8e6a3e2aa1</meta:generator>
    <meta:editing-duration>PT3H16M32S</meta:editing-duration>
    <meta:editing-cycles>5</meta:editing-cycles>
    <meta:document-statistic meta:table-count="1" meta:cell-count="337" meta:object-count="0"/>
    <meta:user-defined meta:name="AppVersion">16.0300</meta:user-defined>
  </office:meta>
</office:document-meta>
</file>